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4.1201in"/>
    </style:style>
    <style:style style:name="co3" style:family="table-column">
      <style:table-column-properties fo:break-before="auto" style:column-width="3.1555in"/>
    </style:style>
    <style:style style:name="co4" style:family="table-column">
      <style:table-column-properties fo:break-before="auto" style:column-width="2.776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4.0882in"/>
    </style:style>
    <style:style style:name="co8" style:family="table-column">
      <style:table-column-properties fo:break-before="auto" style:column-width="1.09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2.9744in" fo:break-before="auto" style:use-optimal-row-height="true"/>
    </style:style>
    <style:style style:name="ro4" style:family="table-row">
      <style:table-row-properties style:row-height="0.611in" fo:break-before="auto" style:use-optimal-row-height="true"/>
    </style:style>
    <style:style style:name="ro5" style:family="table-row">
      <style:table-row-properties style:row-height="2.383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table table:name="A64-OLinuXino_Rev_D_1G4GW-BOM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5" table:number-columns-repeated="1016" table:default-cell-style-name="ce5"/>
        <table:table-row table:style-name="ro1">
          <table:table-cell table:style-name="ce1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10%/X7R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/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83,C18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2,C213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3pF/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8,C62,C84,C85,C105,C185,</text:p>
            <text:p>C187</text:p>
          </table:table-cell>
          <table:table-cell table:number-columns-repeated="1020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100nF/10V/10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,C2,C3,C4,C6,C7,C8,</text:p>
            <text:p>C9,C11,C12,C13,C14,C15,</text:p>
            <text:p>C17,C18,C19,C20,C22,C23,</text:p>
            <text:p>C24,C25,C28,C29,C30,C31,</text:p>
            <text:p>C32,C33,C34,C35,C37,C44,</text:p>
            <text:p>C45,C46,C50,C51,C52,C58,</text:p>
            <text:p>C60,C65,C66,C67,C72,C73,</text:p>
            <text:p>C74,C79,C80,C82,</text:p>
            <text:p>C83,C86,C87,C90,C92,C1</text:p>
            <text:p>09,C110,C115,C117,C123,</text:p>
            <text:p>C127,C130,C132,C134,C155,</text:p>
            <text:p>C156,C158,C177,C186,C189,</text:p>
            <text:p>C191,C195,C197,C199,C200,</text:p>
            <text:p>C203,C206,C207,C208,C209,</text:p>
            <text:p>C210,C215,C216,C217,</text:p>
          </table:table-cell>
          <table:table-cell table:number-columns-repeated="102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1uF/10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7,C38,C43,C55,C120,C135,</text:p>
            <text:p>C137,C142,C160,C163,C181,</text:p>
            <text:p>C182,C190,C2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uF/6.3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6,C61</text:p>
          </table:table-cell>
          <table:table-cell table:number-columns-repeated="1020"/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10uF/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,C10,C16,C21,C26,C42,C47,</text:p>
            <text:p>C49,C53,C54,C57,C59,C63,C89,</text:p>
            <text:p>C91,C116,C121,C122,C124,</text:p>
            <text:p>C125,C126,C128,C129,C131,</text:p>
            <text:p>C133,C136,C138,C139,C140,</text:p>
            <text:p>C141,C143,C144,C145,C146,</text:p>
            <text:p>C147,C148,C149,C150,C151,</text:p>
            <text:p>C152,C153,C154,C157,C159,</text:p>
            <text:p>C161,C162,C164,C165,C166,</text:p>
            <text:p>C167,C168,C169,C170,C171,</text:p>
            <text:p>C172,C173,C175,C176,C178,</text:p>
            <text:p>C179,C188,C192,C19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uF/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36,C204,C205,C214,C218,C219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47uF/6.3V/20%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4,C68,C71,C75,C78,C118,</text:p>
            <text:p>C119,C180,C201,C20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402_5MIL_0R(Board_Mounted)</text:p>
          </table:table-cell>
          <table:table-cell office:value-type="string" calcext:value-type="string">
            <text:p>R34,R62,R86,R87,R9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603_5MIL_0R(Board_Mounted)</text:p>
          </table:table-cell>
          <table:table-cell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R/1%/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78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4,R33,R54,R63,R64,R65,</text:p>
            <text:p>R100,R105,R109</text:p>
            <text:p/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3R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9,R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8,R89,R91,R92,R107,R108,</text:p>
            <text:p>R110,R111,R112,R113,R114,R1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5,R8,R11,R12,R26,R29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7,R50,R70,R71,R74,R75,R77,</text:p>
            <text:p>R82,R88,R90</text:p>
            <text:p/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2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8,R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0</text:p>
          </table:table-cell>
          <table:table-cell table:number-columns-repeated="102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1,R23,R31,R37,R40,R42,R52,</text:p>
            <text:p>R76,R79,R83,R85,R95,R99,R106,</text:p>
            <text:p>R1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,R35,R103,R1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3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A0805_(4X0402)_22R</text:p>
          </table:table-cell>
          <table:table-cell office:value-type="string" calcext:value-type="string">
            <text:p>RA0805_(4X0402)_xx_</text:p>
            <text:p>BIGGEROUTPADS</text:p>
          </table:table-cell>
          <table:table-cell office:value-type="string" calcext:value-type="string">
            <text:p>RM2,RM3,RM5,RM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22R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4.7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1,RM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7,RM9,RM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PA3015S1R5NT(1.5uH/2.30A/DCR&lt;0.1R/CD32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14,L19,L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PA4018S1R5NT(1.5uH/3.35A/DCR&lt;0.1R/CD43)</text:p>
          </table:table-cell>
          <table:table-cell office:value-type="string" calcext:value-type="string">
            <text:p>CD42(43)</text:p>
          </table:table-cell>
          <table:table-cell office:value-type="string" calcext:value-type="string">
            <text:p>L15,L17,L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3A/YS75/7x8</text:p>
          </table:table-cell>
          <table:table-cell office:value-type="string" calcext:value-type="string">
            <text:p>YS75_7X8MM</text:p>
          </table:table-cell>
          <table:table-cell office:value-type="string" calcext:value-type="string">
            <text:p>L16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2,L3,L4,L5,L6,L8,L21,</text:p>
            <text:p>L23,L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2,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,GPIO_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0ppm/4P/SMD8038</text:p>
          </table:table-cell>
          <table:table-cell office:value-type="string" calcext:value-type="string">
            <text:p>MC306-HS_TEST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X-4S_2Pins_5.0x3.2mm_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20ppm/2P/5x3.2mm</text:p>
          </table:table-cell>
          <table:table-cell office:value-type="string" calcext:value-type="string">
            <text:p>HCX-4S_2Pins_5.0x3.2mm_TEST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ML6402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1481-6/TR(DFN2X2-6L)</text:p>
          </table:table-cell>
          <table:table-cell office:value-type="string" calcext:value-type="string">
            <text:p>DFN2x2-6L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-1206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5025)</text:p>
          </table:table-cell>
          <table:table-cell office:value-type="string" calcext:value-type="string">
            <text:p>FUSE-5025</text:p>
          </table:table-cell>
          <table:table-cell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Winner-A64(FBGA396)</text:p>
          </table:table-cell>
          <table:table-cell office:value-type="string" calcext:value-type="string">
            <text:p>FBGA396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K4B4G1646Q-HYK0</text:p>
            <text:p>(FBGA-96_256Mx16_DDR3-1600_11-11-11)</text:p>
          </table:table-cell>
          <table:table-cell office:value-type="string" calcext:value-type="string">
            <text:p>FBGA96</text:p>
            <text:p>(HYNIX_SAMSUNG_512MX16_DDR3)</text:p>
          </table:table-cell>
          <table:table-cell office:value-type="string" calcext:value-type="string">
            <text:p>U2,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FC4GACAANA-4M_IT(TBGA100)</text:p>
          </table:table-cell>
          <table:table-cell office:value-type="string" calcext:value-type="string">
            <text:p>TBGA100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803(QFN68_8x8mm)</text:p>
          </table:table-cell>
          <table:table-cell office:value-type="string" calcext:value-type="string">
            <text:p>QFN68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L8723BS(ComboModule)</text:p>
          </table:table-cell>
          <table:table-cell office:value-type="string" calcext:value-type="string">
            <text:p>RL-SM02BD(RTL8723BS)</text:p>
          </table:table-cell>
          <table:table-cell office:value-type="string" calcext:value-type="string">
            <text:p>U1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SZ9031RNXCC(QFN48_1DRILL</text:p>
            <text:p>(PADPITCH-0.5MM))</text:p>
          </table:table-cell>
          <table:table-cell office:value-type="string" calcext:value-type="string">
            <text:p>QFN48_1DRILL(PADPITCH-0.5MM)</text:p>
          </table:table-cell>
          <table:table-cell office:value-type="string" calcext:value-type="string">
            <text:p>U1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6,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(ADJ)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USB/MISB-SWMM-5B_LF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_A_VERTICAL</text:p>
          </table:table-cell>
          <table:table-cell office:value-type="string" calcext:value-type="string">
            <text:p>USB_A_VERTICAL_PTH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SWM-19-TEST</text:p>
          </table:table-cell>
          <table:table-cell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40-LF</text:p>
          </table:table-cell>
          <table:table-cell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20-LF</text:p>
          </table:table-cell>
          <table:table-cell office:value-type="string" calcext:value-type="string">
            <text:p>MIPI-DSI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-1185AU2-160G-G-TR</text:p>
          </table:table-cell>
          <table:table-cell office:value-type="string" calcext:value-type="string">
            <text:p>uTACTIL</text:p>
          </table:table-cell>
          <table:table-cell office:value-type="string" calcext:value-type="string">
            <text:p>PWRON1,RESET1,UBOO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DBG_UART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J325P00XG0B02G</text:p>
          </table:table-cell>
          <table:table-cell office:value-type="string" calcext:value-type="string">
            <text:p>HEADPHONES/LINEOUT1,</text:p>
            <text:p>MIC/LINEI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(TFC-WPAPR-08)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WRJ-2mm(YDJ-1134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2(Opened)</text:p>
          </table:table-cell>
          <table:table-cell office:value-type="string" calcext:value-type="string">
            <text:p>HN1x2_Jumper</text:p>
          </table:table-cell>
          <table:table-cell office:value-type="string" calcext:value-type="string">
            <text:p>PHYRS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5V_E1,HSIC_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solder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NAND_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(2-3);Closed(1-2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3.3V/VCC-PE:2.8V1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Opened(2-3);Soldered(1-2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LINEINL/MICIN2,</text:p>
            <text:p>LINEINR/MICIN1,PWR_PC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oldered(1-2);Opened(2-3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HPHONEOUTL/LINEOUTL1,</text:p>
            <text:p>HPHONEOUTR/LINEOUTR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6,C107,C19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/5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100nF/1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39,C40,C41,C8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/2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7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47uF/6.3V/20%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9,C70,C76,C77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,R19,R20, R24,R55,R84,R96,</text:p>
            <text:p>R97,R98,R1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3R/1%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,R1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51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9,R43,R44,R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1,R102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5,R16,R17, R22,R48,R53,R56,</text:p>
            <text:p>R57,R61,R10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27UBG8T2BTR-BC(TSOP48))</text:p>
          </table:table-cell>
          <table:table-cell office:value-type="string" calcext:value-type="string">
            <text:p>TSOP48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FVSIG(EN25Q64-104HIP))</text:p>
          </table:table-cell>
          <table:table-cell office:value-type="string" calcext:value-type="string">
            <text:p>SO-8_208mil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(SLP2510P8))</text:p>
          </table:table-cell>
          <table:table-cell office:value-type="string" calcext:value-type="string">
            <text:p>SLP2510P8_TEST</text:p>
          </table:table-cell>
          <table:table-cell office:value-type="string" calcext:value-type="string">
            <text:p>U7,U8,U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B4B-PH-K-S)</text:p>
          </table:table-cell>
          <table:table-cell office:value-type="string" calcext:value-type="string">
            <text:p>B4B-PH-K-S</text:p>
          </table:table-cell>
          <table:table-cell office:value-type="string" calcext:value-type="string">
            <text:p>HSI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5)</text:p>
          </table:table-cell>
          <table:table-cell office:value-type="string" calcext:value-type="string">
            <text:p>HN2x5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HN2x20</text:p>
          </table:table-cell>
          <table:table-cell office:value-type="string" calcext:value-type="string">
            <text:p>GPIO1</text:p>
          </table:table-cell>
          <table:table-cell table:number-columns-repeated="1020"/>
        </table:table-row>
        <table:table-row table:style-name="ro6" table:number-rows-repeated="71">
          <table:table-cell table:style-name="ce3" table:number-columns-repeated="1024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78in" fo:margin-bottom="0.2445in" fo:margin-left="0.0661in" fo:margin-right="0.0543in" style:scale-to="75%" style:writing-mode="lr-tb"/>
      <style:header-style>
        <style:header-footer-properties fo:min-height="0.5299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8pt"/>
    </style:style>
    <style:style style:name="MT2" style:family="text">
      <style:text-properties fo:font-size="14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09:17:40.003437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0:33:06.798062149</dc:date>
    <meta:generator>LibreOffice/4.2.8.2$Linux_X86_64 LibreOffice_project/420m0$Build-2</meta:generator>
    <meta:editing-duration>PT4H49M51S</meta:editing-duration>
    <meta:editing-cycles>112</meta:editing-cycles>
    <meta:document-statistic meta:table-count="1" meta:cell-count="420" meta:object-count="0"/>
  </office:meta>
</office:document-meta>
</file>